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.833cm"/>
    </style:style>
    <style:style style:name="gr4" style:family="graphic" style:parent-style-name="standard">
      <style:graphic-properties draw:stroke="none" draw:fill="none" fo:min-height="1.442cm"/>
    </style:style>
    <style:style style:name="gr5" style:family="graphic" style:parent-style-name="standard">
      <style:graphic-properties draw:stroke="none" draw:fill="none" fo:min-height="1.889cm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gr7" style:family="graphic" style:parent-style-name="standard">
      <style:graphic-properties draw:stroke="none" draw:fill="none" fo:min-height="0.984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4pt" style:font-size-asian="24pt" style:font-size-complex="24pt"/>
    </style:style>
    <style:style style:name="P3" style:family="paragraph">
      <style:text-properties fo:color="#000000" fo:font-size="25pt" style:font-size-asian="25pt" style:font-size-complex="25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000000" fo:font-size="25pt" style:font-size-asian="25pt" style:font-size-complex="25pt"/>
    </style:style>
    <style:style style:name="T3" style:family="text">
      <style:text-properties fo:color="#000000" style:font-name="Liberation Sans3" fo:font-size="25pt" style:font-name-asian="Liberation Sans3" style:font-size-asian="25pt" style:font-name-complex="Liberation Sans3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05cm" svg:y1="2.774cm" svg:x2="1.805cm" svg:y2="4.679cm">
          <text:p/>
        </draw:line>
        <draw:line draw:style-name="gr1" draw:text-style-name="P1" draw:layer="layout" svg:x1="1.805cm" svg:y1="4.678cm" svg:x2="2.44cm" svg:y2="5.124cm">
          <text:p/>
        </draw:line>
        <draw:line draw:style-name="gr1" draw:text-style-name="P1" draw:layer="layout" svg:x1="1.571cm" svg:y1="5.729cm" svg:x2="2.441cm" svg:y2="5.124cm">
          <text:p/>
        </draw:line>
        <draw:line draw:style-name="gr1" draw:text-style-name="P1" draw:layer="layout" svg:x1="1.571cm" svg:y1="5.73cm" svg:x2="2.377cm" svg:y2="6.182cm">
          <text:p/>
        </draw:line>
        <draw:line draw:style-name="gr1" draw:text-style-name="P1" draw:layer="layout" svg:x1="1.571cm" svg:y1="6.829cm" svg:x2="2.441cm" svg:y2="6.224cm">
          <text:p/>
        </draw:line>
        <draw:line draw:style-name="gr1" draw:text-style-name="P1" draw:layer="layout" svg:x1="1.571cm" svg:y1="6.83cm" svg:x2="2.377cm" svg:y2="7.282cm">
          <text:p/>
        </draw:line>
        <draw:line draw:style-name="gr1" draw:text-style-name="P1" draw:layer="layout" svg:x1="1.571cm" svg:y1="7.829cm" svg:x2="2.441cm" svg:y2="7.224cm">
          <text:p/>
        </draw:line>
        <draw:line draw:style-name="gr1" draw:text-style-name="P1" draw:layer="layout" svg:x1="1.571cm" svg:y1="7.83cm" svg:x2="2.377cm" svg:y2="8.282cm">
          <text:p/>
        </draw:line>
        <draw:line draw:style-name="gr1" draw:text-style-name="P1" draw:layer="layout" svg:x1="1.722cm" svg:y1="8.678cm" svg:x2="2.44cm" svg:y2="8.3cm">
          <text:p/>
        </draw:line>
        <draw:line draw:style-name="gr1" draw:text-style-name="P1" draw:layer="layout" svg:x1="1.805cm" svg:y1="8.589cm" svg:x2="1.805cm" svg:y2="10.494cm">
          <text:p/>
        </draw:line>
        <draw:line draw:style-name="gr1" draw:text-style-name="P1" draw:layer="layout" svg:x1="4.345cm" svg:y1="2.774cm" svg:x2="4.345cm" svg:y2="4.679cm">
          <text:p/>
        </draw:line>
        <draw:line draw:style-name="gr1" draw:text-style-name="P1" draw:layer="layout" svg:x1="3.41cm" svg:y1="5.314cm" svg:x2="3.41cm" svg:y2="7.219cm">
          <text:p/>
        </draw:line>
        <draw:line draw:style-name="gr1" draw:text-style-name="P1" draw:layer="layout" svg:x1="3.41cm" svg:y1="7.218cm" svg:x2="5.315cm" svg:y2="7.218cm">
          <text:p/>
        </draw:line>
        <draw:line draw:style-name="gr1" draw:text-style-name="P1" draw:layer="layout" svg:x1="5.315cm" svg:y1="5.314cm" svg:x2="5.315cm" svg:y2="7.219cm">
          <text:p/>
        </draw:line>
        <draw:line draw:style-name="gr1" draw:text-style-name="P1" draw:layer="layout" svg:x1="4.345cm" svg:y1="7.218cm" svg:x2="4.345cm" svg:y2="10.393cm">
          <text:p/>
        </draw:line>
        <draw:line draw:style-name="gr1" draw:text-style-name="P1" draw:layer="layout" svg:x1="1.805cm" svg:y1="2.774cm" svg:x2="4.345cm" svg:y2="2.774cm">
          <text:p/>
        </draw:line>
        <draw:line draw:style-name="gr1" draw:text-style-name="P1" draw:layer="layout" svg:x1="1.805cm" svg:y1="10.393cm" svg:x2="4.345cm" svg:y2="10.393cm">
          <text:p/>
        </draw:line>
        <draw:custom-shape draw:style-name="gr2" draw:text-style-name="P1" draw:layer="layout" svg:width="1.338cm" svg:height="1.904cm" svg:x="3.71cm" svg:y="4.6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075cm" svg:y1="0.868cm" svg:x2="3.075cm" svg:y2="2.773cm">
          <text:p/>
        </draw:line>
        <draw:line draw:style-name="gr1" draw:text-style-name="P1" draw:layer="layout" svg:x1="3.075cm" svg:y1="10.393cm" svg:x2="3.075cm" svg:y2="12.298cm">
          <text:p/>
        </draw:line>
        <draw:line draw:style-name="gr1" draw:text-style-name="P1" draw:layer="layout" svg:x1="8.454cm" svg:y1="6.394cm" svg:x2="9.089cm" svg:y2="6.84cm">
          <text:p/>
        </draw:line>
        <draw:line draw:style-name="gr1" draw:text-style-name="P1" draw:layer="layout" svg:x1="8.22cm" svg:y1="7.445cm" svg:x2="9.09cm" svg:y2="6.84cm">
          <text:p/>
        </draw:line>
        <draw:line draw:style-name="gr1" draw:text-style-name="P1" draw:layer="layout" svg:x1="8.22cm" svg:y1="7.446cm" svg:x2="9.026cm" svg:y2="7.898cm">
          <text:p/>
        </draw:line>
        <draw:line draw:style-name="gr1" draw:text-style-name="P1" draw:layer="layout" svg:x1="8.22cm" svg:y1="8.546cm" svg:x2="9.09cm" svg:y2="7.941cm">
          <text:p/>
        </draw:line>
        <draw:line draw:style-name="gr1" draw:text-style-name="P1" draw:layer="layout" svg:x1="8.22cm" svg:y1="8.547cm" svg:x2="9.026cm" svg:y2="8.999cm">
          <text:p/>
        </draw:line>
        <draw:line draw:style-name="gr1" draw:text-style-name="P1" draw:layer="layout" svg:x1="8.22cm" svg:y1="9.545cm" svg:x2="9.09cm" svg:y2="8.94cm">
          <text:p/>
        </draw:line>
        <draw:line draw:style-name="gr1" draw:text-style-name="P1" draw:layer="layout" svg:x1="8.22cm" svg:y1="9.546cm" svg:x2="9.026cm" svg:y2="9.998cm">
          <text:p/>
        </draw:line>
        <draw:line draw:style-name="gr1" draw:text-style-name="P1" draw:layer="layout" svg:x1="8.371cm" svg:y1="10.393cm" svg:x2="9.089cm" svg:y2="10.015cm">
          <text:p/>
        </draw:line>
        <draw:line draw:style-name="gr1" draw:text-style-name="P1" draw:layer="layout" svg:x1="8.454cm" svg:y1="5.948cm" svg:x2="8.454cm" svg:y2="6.394cm">
          <text:p/>
        </draw:line>
        <draw:line draw:style-name="gr1" draw:text-style-name="P1" draw:layer="layout" svg:x1="7.585cm" svg:y1="4.044cm" svg:x2="7.585cm" svg:y2="5.949cm">
          <text:p/>
        </draw:line>
        <draw:line draw:style-name="gr1" draw:text-style-name="P1" draw:layer="layout" svg:x1="7.585cm" svg:y1="5.948cm" svg:x2="9.49cm" svg:y2="5.948cm">
          <text:p/>
        </draw:line>
        <draw:line draw:style-name="gr1" draw:text-style-name="P1" draw:layer="layout" svg:x1="9.49cm" svg:y1="4.044cm" svg:x2="9.49cm" svg:y2="5.949cm">
          <text:p/>
        </draw:line>
        <draw:custom-shape draw:style-name="gr2" draw:text-style-name="P1" draw:layer="layout" svg:width="1.338cm" svg:height="1.904cm" svg:x="7.852cm" svg:y="3.4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52cm" svg:y1="1.255cm" svg:x2="8.52cm" svg:y2="3.408cm">
          <text:p/>
        </draw:line>
        <draw:line draw:style-name="gr1" draw:text-style-name="P1" draw:layer="layout" svg:x1="8.52cm" svg:y1="10.393cm" svg:x2="8.52cm" svg:y2="12.298cm">
          <text:p/>
        </draw:line>
        <draw:line draw:style-name="gr1" draw:text-style-name="P1" draw:layer="layout" svg:x1="12.834cm" svg:y1="5.172cm" svg:x2="12.834cm" svg:y2="5.978cm">
          <text:p/>
        </draw:line>
        <draw:line draw:style-name="gr1" draw:text-style-name="P1" draw:layer="layout" svg:x1="12.834cm" svg:y1="5.978cm" svg:x2="13.469cm" svg:y2="6.424cm">
          <text:p/>
        </draw:line>
        <draw:line draw:style-name="gr1" draw:text-style-name="P1" draw:layer="layout" svg:x1="12.6cm" svg:y1="7.029cm" svg:x2="13.47cm" svg:y2="6.424cm">
          <text:p/>
        </draw:line>
        <draw:line draw:style-name="gr1" draw:text-style-name="P1" draw:layer="layout" svg:x1="12.6cm" svg:y1="7.03cm" svg:x2="13.406cm" svg:y2="7.482cm">
          <text:p/>
        </draw:line>
        <draw:line draw:style-name="gr1" draw:text-style-name="P1" draw:layer="layout" svg:x1="12.6cm" svg:y1="8.129cm" svg:x2="13.47cm" svg:y2="7.524cm">
          <text:p/>
        </draw:line>
        <draw:line draw:style-name="gr1" draw:text-style-name="P1" draw:layer="layout" svg:x1="12.6cm" svg:y1="8.13cm" svg:x2="13.406cm" svg:y2="8.582cm">
          <text:p/>
        </draw:line>
        <draw:line draw:style-name="gr1" draw:text-style-name="P1" draw:layer="layout" svg:x1="12.6cm" svg:y1="9.129cm" svg:x2="13.47cm" svg:y2="8.524cm">
          <text:p/>
        </draw:line>
        <draw:line draw:style-name="gr1" draw:text-style-name="P1" draw:layer="layout" svg:x1="12.6cm" svg:y1="9.13cm" svg:x2="13.406cm" svg:y2="9.582cm">
          <text:p/>
        </draw:line>
        <draw:line draw:style-name="gr1" draw:text-style-name="P1" draw:layer="layout" svg:x1="12.751cm" svg:y1="9.978cm" svg:x2="13.469cm" svg:y2="9.6cm">
          <text:p/>
        </draw:line>
        <draw:line draw:style-name="gr1" draw:text-style-name="P1" draw:layer="layout" svg:x1="12.834cm" svg:y1="9.936cm" svg:x2="12.834cm" svg:y2="10.894cm">
          <text:p/>
        </draw:line>
        <draw:line draw:style-name="gr1" draw:text-style-name="P1" draw:layer="layout" svg:x1="15.374cm" svg:y1="5.172cm" svg:x2="15.374cm" svg:y2="6.578cm">
          <text:p/>
        </draw:line>
        <draw:line draw:style-name="gr1" draw:text-style-name="P1" draw:layer="layout" svg:x1="14.439cm" svg:y1="7.214cm" svg:x2="14.439cm" svg:y2="9.119cm">
          <text:p/>
        </draw:line>
        <draw:line draw:style-name="gr1" draw:text-style-name="P1" draw:layer="layout" svg:x1="14.439cm" svg:y1="9.119cm" svg:x2="16.344cm" svg:y2="9.119cm">
          <text:p/>
        </draw:line>
        <draw:line draw:style-name="gr1" draw:text-style-name="P1" draw:layer="layout" svg:x1="16.344cm" svg:y1="7.214cm" svg:x2="16.344cm" svg:y2="9.119cm">
          <text:p/>
        </draw:line>
        <draw:line draw:style-name="gr1" draw:text-style-name="P1" draw:layer="layout" svg:x1="15.354cm" svg:y1="9.119cm" svg:x2="15.374cm" svg:y2="10.794cm">
          <text:p/>
        </draw:line>
        <draw:line draw:style-name="gr1" draw:text-style-name="P1" draw:layer="layout" svg:x1="12.834cm" svg:y1="5.172cm" svg:x2="15.374cm" svg:y2="5.172cm">
          <text:p/>
        </draw:line>
        <draw:line draw:style-name="gr1" draw:text-style-name="P1" draw:layer="layout" svg:x1="12.834cm" svg:y1="10.794cm" svg:x2="15.374cm" svg:y2="10.794cm">
          <text:p/>
        </draw:line>
        <draw:custom-shape draw:style-name="gr2" draw:text-style-name="P1" draw:layer="layout" svg:width="1.338cm" svg:height="1.904cm" svg:x="14.739cm" svg:y="6.57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951cm" svg:y1="4.878cm" svg:x2="13.951cm" svg:y2="5.172cm">
          <text:p/>
        </draw:line>
        <draw:line draw:style-name="gr1" draw:text-style-name="P1" draw:layer="layout" svg:x1="14.104cm" svg:y1="10.896cm" svg:x2="14.104cm" svg:y2="12.299cm">
          <text:p/>
        </draw:line>
        <draw:line draw:style-name="gr1" draw:text-style-name="P1" draw:layer="layout" svg:x1="14.01cm" svg:y1="1.27cm" svg:x2="14.645cm" svg:y2="1.67cm">
          <text:p/>
        </draw:line>
        <draw:line draw:style-name="gr1" draw:text-style-name="P1" draw:layer="layout" svg:x1="13.776cm" svg:y1="2.212cm" svg:x2="14.646cm" svg:y2="1.67cm">
          <text:p/>
        </draw:line>
        <draw:line draw:style-name="gr1" draw:text-style-name="P1" draw:layer="layout" svg:x1="13.776cm" svg:y1="2.213cm" svg:x2="14.582cm" svg:y2="2.618cm">
          <text:p/>
        </draw:line>
        <draw:line draw:style-name="gr1" draw:text-style-name="P1" draw:layer="layout" svg:x1="13.776cm" svg:y1="3.197cm" svg:x2="14.646cm" svg:y2="2.655cm">
          <text:p/>
        </draw:line>
        <draw:line draw:style-name="gr1" draw:text-style-name="P1" draw:layer="layout" svg:x1="13.776cm" svg:y1="3.198cm" svg:x2="14.582cm" svg:y2="3.603cm">
          <text:p/>
        </draw:line>
        <draw:line draw:style-name="gr1" draw:text-style-name="P1" draw:layer="layout" svg:x1="13.7cm" svg:y1="4.106cm" svg:x2="14.678cm" svg:y2="3.629cm">
          <text:p/>
        </draw:line>
        <draw:line draw:style-name="gr1" draw:text-style-name="P1" draw:layer="layout" svg:x1="13.7cm" svg:y1="4.106cm" svg:x2="14.606cm" svg:y2="4.483cm">
          <text:p/>
        </draw:line>
        <draw:line draw:style-name="gr1" draw:text-style-name="P1" draw:layer="layout" svg:x1="13.951cm" svg:y1="4.878cm" svg:x2="14.669cm" svg:y2="4.5cm">
          <text:p/>
        </draw:line>
        <draw:line draw:style-name="gr1" draw:text-style-name="P1" draw:layer="layout" svg:x1="13.927cm" svg:y1="1cm" svg:x2="13.927cm" svg:y2="1.264cm">
          <text:p/>
        </draw:line>
        <draw:frame draw:style-name="gr3" draw:text-style-name="P2" draw:layer="layout" svg:width="4.445cm" svg:height="3.083cm" svg:x="0.365cm" svg:y="-0.057cm">
          <draw:text-box>
            <text:p><text:span text:style-name="T1">a)Maxwell</text:span></text:p>
          </draw:text-box>
        </draw:frame>
        <draw:frame draw:style-name="gr4" draw:text-style-name="P2" draw:layer="layout" svg:width="5.701cm" svg:height="1.692cm" svg:x="5.459cm" svg:y="0cm">
          <draw:text-box>
            <text:p><text:span text:style-name="T1">b)KelvinVoigt</text:span></text:p>
          </draw:text-box>
        </draw:frame>
        <draw:frame draw:style-name="gr5" draw:text-style-name="P2" draw:layer="layout" svg:width="6.35cm" svg:height="2.139cm" svg:x="11.16cm" svg:y="-0.057cm">
          <draw:text-box>
            <text:p><text:span text:style-name="T1">c) 3 elm model</text:span></text:p>
          </draw:text-box>
        </draw:frame>
        <draw:frame draw:style-name="gr6" draw:text-style-name="P3" draw:layer="layout" svg:width="1.27cm" svg:height="2.155cm" svg:x="0.365cm" svg:y="5.445cm">
          <draw:text-box>
            <text:p><text:span text:style-name="T2">E</text:span></text:p>
          </draw:text-box>
        </draw:frame>
        <draw:frame draw:style-name="gr7" draw:text-style-name="P3" draw:layer="layout" svg:width="1.905cm" svg:height="1.234cm" svg:x="14.97cm" svg:y="2.306cm">
          <draw:text-box>
            <text:p><text:span text:style-name="T2">E1</text:span></text:p>
          </draw:text-box>
        </draw:frame>
        <draw:frame draw:style-name="gr7" draw:text-style-name="P3" draw:layer="layout" svg:width="1.905cm" svg:height="1.234cm" svg:x="11.16cm" svg:y="7.386cm">
          <draw:text-box>
            <text:p><text:span text:style-name="T2">E2</text:span></text:p>
          </draw:text-box>
        </draw:frame>
        <draw:frame draw:style-name="gr7" draw:text-style-name="P3" draw:layer="layout" svg:width="1.905cm" svg:height="1.234cm" svg:x="16.24cm" svg:y="5.481cm">
          <draw:text-box>
            <text:p><text:span text:style-name="T3">η</text:span></text:p>
          </draw:text-box>
        </draw:frame>
        <draw:frame draw:style-name="gr7" draw:text-style-name="P3" draw:layer="layout" svg:width="0.993cm" svg:height="1.234cm" svg:x="9.255cm" svg:y="2.27cm">
          <draw:text-box>
            <text:p><text:span text:style-name="T3">η</text:span></text:p>
          </draw:text-box>
        </draw:frame>
        <draw:frame draw:style-name="gr7" draw:text-style-name="P3" draw:layer="layout" svg:width="0.993cm" svg:height="1.234cm" svg:x="4.81cm" svg:y="3.54cm">
          <draw:text-box>
            <text:p><text:span text:style-name="T3">η</text:span></text:p>
          </draw:text-box>
        </draw:frame>
        <draw:frame draw:style-name="gr7" draw:text-style-name="P3" draw:layer="layout" svg:width="1.09cm" svg:height="1.234cm" svg:x="6.895cm" svg:y="7.386cm">
          <draw:text-box>
            <text:p><text:span text:style-name="T2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2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2.54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3.81cm" svg:height="2.79cm" svg:x="2.27cm" svg:y="4.81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</meta:initial-creator>
    <meta:creation-date>2011-02-10T18:01:07</meta:creation-date>
    <dc:date>2014-10-26T16:03:10.915067796</dc:date>
    <dc:creator>drk </dc:creator>
    <meta:editing-duration>PT2H53M32S</meta:editing-duration>
    <meta:editing-cycles>5</meta:editing-cycles>
    <meta:generator>LibreOffice/4.3.3.1.0$Linux_X86_64 LibreOffice_project/430m0$Build-1</meta:generator>
    <meta:document-statistic meta:object-count="75"/>
  </office:meta>
</office:document-meta>
</file>